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2">
            <text:p>12</text:p>
          </table:table-cell>
          <table:table-cell office:value-type="float" office:value="134">
            <text:p>134</text:p>
          </table:table-cell>
          <table:table-cell table:number-columns-repeated="4"/>
          <table:table-cell table:content-validation-name="val3"/>
          <table:table-cell table:content-validation-name="val5" office:value-type="float" office:value="1010.93">
            <text:p>1010.93</text:p>
          </table:table-cell>
          <table:table-cell table:style-name="Default" office:value-type="float" office:value="475.89">
            <text:p>475.89</text:p>
          </table:table-cell>
          <table:table-cell table:formula="of:=+[.J2]/[.I2]" office:value-type="percentage" office:value="0.470744759775652">
            <text:p>47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/>
          <table:table-cell table:style-name="Default"/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3]/[.I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4]/[.I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5]/[.I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]/[.I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]/[.I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8]/[.I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9]/[.I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0]/[.I1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1]/[.I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2]/[.I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3]/[.I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4]/[.I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5]/[.I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6]/[.I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0">20/11/2022</text:date>, <text:time>16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0T16:05:42.37</dc:date>
    <dc:creator>Lawrence Perepolkin</dc:creator>
    <meta:editing-duration>PT17H38M23S</meta:editing-duration>
    <meta:editing-cycles>55</meta:editing-cycles>
    <meta:generator>OpenOffice/4.1.13$Win32 OpenOffice.org_project/4113m1$Build-9810</meta:generator>
    <meta:document-statistic meta:table-count="3" meta:cell-count="297" meta:object-count="0"/>
  </office:meta>
</office:document-meta>
</file>